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0264in" fo:margin-bottom="0in" style:contextual-spacing="false"/>
    </style:style>
    <style:style style:name="P2" style:family="paragraph" style:parent-style-name="Heading_20_1">
      <style:paragraph-properties fo:margin-top="0.0008in" fo:margin-bottom="0in" style:contextual-spacing="false"/>
    </style:style>
    <style:style style:name="P3" style:family="paragraph" style:parent-style-name="List_20_Paragraph" style:list-style-name="WWNum1">
      <style:paragraph-properties fo:margin-left="0.5689in" fo:margin-right="0in" fo:margin-top="0.0264in" fo:margin-bottom="0in" style:contextual-spacing="false" fo:line-height="100%" fo:text-align="start" style:justify-single-word="false" fo:text-indent="-0.2492in" style:auto-text-indent="false">
        <style:tab-stops>
          <style:tab-stop style:position="0.5689in"/>
        </style:tab-stops>
      </style:paragraph-properties>
    </style:style>
    <style:style style:name="P4" style:family="paragraph" style:parent-style-name="List_20_Paragraph" style:list-style-name="WWNum1" style:master-page-name="Converted1">
      <style:paragraph-properties fo:margin-left="0.5689in" fo:margin-right="0in" fo:margin-top="0.0555in" fo:margin-bottom="0in" style:contextual-spacing="false" fo:line-height="100%" fo:text-align="start" style:justify-single-word="false" fo:text-indent="-0.2492in" style:auto-text-indent="false" style:page-number="auto">
        <style:tab-stops>
          <style:tab-stop style:position="0.5689in"/>
        </style:tab-stops>
      </style:paragraph-properties>
    </style:style>
    <style:style style:name="P5" style:family="paragraph" style:parent-style-name="List_20_Paragraph" style:list-style-name="WWNum1" style:master-page-name="Converted3">
      <style:paragraph-properties fo:margin-left="0.5689in" fo:margin-right="0in" fo:margin-top="0.0555in" fo:margin-bottom="0in" style:contextual-spacing="false" fo:line-height="100%" fo:text-align="start" style:justify-single-word="false" fo:text-indent="-0.2492in" style:auto-text-indent="false" style:page-number="auto">
        <style:tab-stops>
          <style:tab-stop style:position="0.5689in"/>
        </style:tab-stops>
      </style:paragraph-properties>
    </style:style>
    <style:style style:name="P6" style:family="paragraph" style:parent-style-name="List_20_Paragraph" style:list-style-name="WWNum1">
      <style:paragraph-properties fo:margin-left="0.5689in" fo:margin-right="0in" fo:margin-top="0.0252in" fo:margin-bottom="0in" style:contextual-spacing="false" fo:line-height="100%" fo:text-align="start" style:justify-single-word="false" fo:text-indent="-0.2492in" style:auto-text-indent="false">
        <style:tab-stops>
          <style:tab-stop style:position="0.5689in"/>
        </style:tab-stops>
      </style:paragraph-properties>
    </style:style>
    <style:style style:name="P7" style:family="paragraph" style:parent-style-name="Standard">
      <style:paragraph-properties fo:margin-left="0.0693in" fo:margin-right="0in" fo:margin-top="0.0264in" fo:margin-bottom="0in" style:contextual-spacing="false" fo:text-align="start" style:justify-single-word="false" fo:text-indent="0in" style:auto-text-indent="false"/>
    </style:style>
    <style:style style:name="P8" style:family="paragraph" style:parent-style-name="Text_20_body">
      <style:paragraph-properties fo:margin-left="0in" fo:margin-right="0in" fo:margin-top="0.0528in" fo:margin-bottom="0in" style:contextual-spacing="false" fo:text-indent="0in" style:auto-text-indent="false"/>
    </style:style>
    <style:style style:name="P9" style:family="paragraph" style:parent-style-name="Text_20_body">
      <style:paragraph-properties fo:margin-left="0in" fo:margin-right="0in" fo:margin-top="0.052in" fo:margin-bottom="0in" style:contextual-spacing="false" fo:text-indent="0in" style:auto-text-indent="false"/>
    </style:style>
    <style:style style:name="P10" style:family="paragraph" style:parent-style-name="Text_20_body">
      <style:paragraph-properties fo:margin-left="0in" fo:margin-right="0in" fo:margin-top="0.039in" fo:margin-bottom="0in" style:contextual-spacing="false" fo:text-indent="0in" style:auto-text-indent="false"/>
      <style:text-properties fo:font-size="12pt" fo:font-weight="bold" style:font-size-asian="12pt" style:font-weight-asian="bold"/>
    </style:style>
    <style:style style:name="P11" style:family="paragraph" style:parent-style-name="Text_20_body">
      <style:paragraph-properties fo:margin-left="0.0693in" fo:margin-right="0in" fo:text-indent="0in" style:auto-text-indent="false"/>
    </style:style>
    <style:style style:name="P12" style:family="paragraph" style:parent-style-name="Text_20_body" style:master-page-name="Converted2">
      <style:paragraph-properties fo:margin-left="0.0693in" fo:margin-right="0in" fo:margin-top="0.0555in" fo:margin-bottom="0in" style:contextual-spacing="false" fo:text-indent="0in" style:auto-text-indent="false" style:page-number="auto"/>
    </style:style>
    <style:style style:name="P13" style:family="paragraph" style:parent-style-name="Text_20_body">
      <style:paragraph-properties fo:margin-left="0in" fo:margin-right="0in" fo:margin-top="0.0528in" fo:margin-bottom="0in" style:contextual-spacing="false" fo:text-indent="0in" style:auto-text-indent="false"/>
      <style:text-properties style:font-name="Arial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Title">
      <style:paragraph-properties fo:margin-left="0in" fo:margin-right="0in" fo:text-indent="0in" style:auto-text-indent="false"/>
    </style:style>
    <style:style style:name="T1" style:family="text">
      <style:text-properties fo:color="#0d0d0d" loext:opacity="100%" style:text-underline-style="solid" style:text-underline-width="auto" style:text-underline-color="#0d0d0d"/>
    </style:style>
    <style:style style:name="T2" style:family="text">
      <style:text-properties fo:color="#0d0d0d" loext:opacity="100%" fo:letter-spacing="-0.002in" style:text-underline-style="solid" style:text-underline-width="auto" style:text-underline-color="#0d0d0d"/>
    </style:style>
    <style:style style:name="T3" style:family="text">
      <style:text-properties fo:color="#0d0d0d" loext:opacity="100%" fo:letter-spacing="-0.0016in" style:text-underline-style="solid" style:text-underline-width="auto" style:text-underline-color="#0d0d0d"/>
    </style:style>
    <style:style style:name="T4" style:family="text">
      <style:text-properties style:text-underline-style="none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letter-spacing="-0.0016in"/>
    </style:style>
    <style:style style:name="T7" style:family="text">
      <style:text-properties fo:font-weight="bold" style:font-weight-asian="bold"/>
    </style:style>
    <style:style style:name="T8" style:family="text">
      <style:text-properties fo:letter-spacing="-0.0063in"/>
    </style:style>
    <style:style style:name="T9" style:family="text">
      <style:text-properties fo:letter-spacing="-0.0063in" fo:font-weight="bold" style:font-weight-asian="bold"/>
    </style:style>
    <style:style style:name="T10" style:family="text">
      <style:text-properties fo:letter-spacing="-0.0043in"/>
    </style:style>
    <style:style style:name="T11" style:family="text">
      <style:text-properties fo:letter-spacing="-0.0043in" fo:font-weight="bold" style:font-weight-asian="bold"/>
    </style:style>
    <style:style style:name="T12" style:family="text">
      <style:text-properties fo:letter-spacing="-0.0047in"/>
    </style:style>
    <style:style style:name="T13" style:family="text">
      <style:text-properties fo:letter-spacing="-0.0047in" fo:font-weight="bold" style:font-weight-asian="bold"/>
    </style:style>
    <style:style style:name="T14" style:family="text">
      <style:text-properties fo:font-size="11pt" style:font-size-asian="11pt"/>
    </style:style>
    <style:style style:name="T15" style:family="text">
      <style:text-properties fo:font-size="11pt" fo:letter-spacing="-0.0047in" style:font-size-asian="11pt"/>
    </style:style>
    <style:style style:name="T16" style:family="text">
      <style:text-properties fo:font-size="11pt" fo:letter-spacing="-0.0047in" fo:font-weight="bold" style:font-size-asian="11pt" style:font-weight-asian="bold"/>
    </style:style>
    <style:style style:name="T17" style:family="text">
      <style:text-properties fo:font-size="11pt" fo:letter-spacing="-0.0043in" style:font-size-asian="11pt"/>
    </style:style>
    <style:style style:name="T18" style:family="text">
      <style:text-properties fo:font-size="11pt" fo:letter-spacing="-0.0043in" fo:font-weight="bold" style:font-size-asian="11pt" style:font-weight-asian="bold"/>
    </style:style>
    <style:style style:name="T19" style:family="text">
      <style:text-properties fo:font-size="11pt" fo:letter-spacing="-0.0028in" style:font-size-asian="11pt"/>
    </style:style>
    <style:style style:name="T20" style:family="text">
      <style:text-properties fo:font-size="11pt" fo:letter-spacing="-0.0063in" style:font-size-asian="11pt"/>
    </style:style>
    <style:style style:name="T21" style:family="text">
      <style:text-properties fo:font-size="11pt" fo:letter-spacing="-0.0063in" fo:font-weight="bold" style:font-size-asian="11pt" style:font-weight-asian="bold"/>
    </style:style>
    <style:style style:name="T22" style:family="text">
      <style:text-properties fo:font-size="11pt" fo:letter-spacing="-0.0055in" style:font-size-asian="11pt"/>
    </style:style>
    <style:style style:name="T23" style:family="text">
      <style:text-properties fo:font-size="11pt" fo:letter-spacing="-0.0083in" style:font-size-asian="11pt"/>
    </style:style>
    <style:style style:name="T24" style:family="text">
      <style:text-properties fo:font-size="11pt" fo:letter-spacing="-0.0071in" style:font-size-asian="11pt"/>
    </style:style>
    <style:style style:name="T25" style:family="text">
      <style:text-properties fo:font-size="11pt" fo:letter-spacing="-0.0071in" fo:font-weight="bold" style:font-size-asian="11pt" style:font-weight-asian="bold"/>
    </style:style>
    <style:style style:name="T26" style:family="text">
      <style:text-properties fo:font-size="11pt" fo:letter-spacing="-0.0016in" style:font-size-asian="11pt"/>
    </style:style>
    <style:style style:name="T27" style:family="text">
      <style:text-properties fo:font-size="11pt" fo:letter-spacing="-0.0035in" style:font-size-asian="11pt"/>
    </style:style>
    <style:style style:name="T28" style:family="text">
      <style:text-properties fo:font-size="11pt" fo:font-weight="bold" style:font-size-asian="11pt" style:font-weight-asian="bold"/>
    </style:style>
    <style:style style:name="T29" style:family="text">
      <style:text-properties fo:font-size="11pt" fo:font-weight="bold" style:font-size-asian="11pt" style:font-weight-asian="bold" style:text-scale="105%"/>
    </style:style>
    <style:style style:name="T30" style:family="text">
      <style:text-properties fo:font-size="11pt" fo:letter-spacing="-0.0075in" style:font-size-asian="11pt"/>
    </style:style>
    <style:style style:name="T31" style:family="text">
      <style:text-properties fo:font-size="11pt" fo:letter-spacing="-0.0091in" style:font-size-asian="11pt"/>
    </style:style>
    <style:style style:name="T32" style:family="text">
      <style:text-properties fo:font-size="11pt" fo:letter-spacing="-0.002in" style:font-size-asian="11pt"/>
    </style:style>
    <style:style style:name="T33" style:family="text">
      <style:text-properties fo:font-size="11pt" fo:letter-spacing="-0.0098in" style:font-size-asian="11pt"/>
    </style:style>
    <style:style style:name="T34" style:family="text">
      <style:text-properties style:font-name="Arial"/>
    </style:style>
    <style:style style:name="T35" style:family="text">
      <style:text-properties style:font-name="Arial" fo:font-size="11pt" style:font-size-asian="11pt"/>
    </style:style>
    <style:style style:name="T36" style:family="text">
      <style:text-properties style:font-name="Arial" fo:font-size="9.5pt" style:font-size-asian="9.5pt"/>
    </style:style>
    <style:style style:name="T37" style:family="text">
      <style:text-properties style:font-name="Arial" fo:font-size="9.5pt" style:font-size-asian="9.5pt" style:text-scale="105%"/>
    </style:style>
    <style:style style:name="T38" style:family="text">
      <style:text-properties style:font-name="Arial" fo:font-size="9.5pt" fo:letter-spacing="-0.0098in" style:font-size-asian="9.5pt" style:text-scale="105%"/>
    </style:style>
    <style:style style:name="T39" style:family="text">
      <style:text-properties style:font-name="Arial" fo:font-size="9.5pt" fo:letter-spacing="-0.0091in" style:font-size-asian="9.5pt" style:text-scale="105%"/>
    </style:style>
    <style:style style:name="T40" style:family="text">
      <style:text-properties style:font-name="Arial" fo:font-size="9.5pt" fo:letter-spacing="-0.0016in" style:font-size-asian="9.5pt"/>
    </style:style>
    <style:style style:name="T41" style:family="text">
      <style:text-properties style:font-name="Arial" fo:font-size="9.5pt" fo:letter-spacing="-0.0016in" style:font-size-asian="9.5pt" style:text-scale="105%"/>
    </style:style>
    <style:style style:name="T42" style:family="text">
      <style:text-properties style:font-name="Arial" fo:font-size="9.5pt" fo:letter-spacing="0.0055in" style:font-size-asian="9.5pt"/>
    </style:style>
    <style:style style:name="T43" style:family="text">
      <style:text-properties style:font-name="Arial" fo:font-size="9.5pt" fo:letter-spacing="0.0047in" style:font-size-asian="9.5pt"/>
    </style:style>
    <style:style style:name="T44" style:family="text">
      <style:text-properties fo:letter-spacing="-0.0028in"/>
    </style:style>
    <style:style style:name="T45" style:family="text">
      <style:text-properties fo:letter-spacing="-0.0055in"/>
    </style:style>
    <style:style style:name="T46" style:family="text">
      <style:text-properties fo:letter-spacing="-0.0055in" fo:font-weight="bold" style:font-weight-asian="bold"/>
    </style:style>
    <style:style style:name="T47" style:family="text">
      <style:text-properties fo:letter-spacing="-0.0035in"/>
    </style:style>
    <style:style style:name="T48" style:family="text">
      <style:text-properties fo:letter-spacing="-0.0071in"/>
    </style:style>
    <style:style style:name="T49" style:family="text">
      <style:text-properties fo:letter-spacing="-0.0083in"/>
    </style:style>
    <style:style style:name="T50" style:family="text">
      <style:text-properties fo:letter-spacing="-0.0083in" fo:font-weight="bold" style:font-weight-asian="bold"/>
    </style:style>
    <style:style style:name="T51" style:family="text">
      <style:text-properties fo:letter-spacing="-0.0091in" fo:font-weight="bold" style:font-weight-asian="bold"/>
    </style:style>
    <style:style style:name="T52" style:family="text">
      <style:text-properties fo:letter-spacing="-0.0075in"/>
    </style:style>
    <style:style style:name="T53" style:family="text">
      <style:text-properties fo:letter-spacing="-0.0075in" fo:font-weight="bold" style:font-weight-asian="bold"/>
    </style:style>
    <style:style style:name="T54" style:family="text">
      <style:text-properties style:text-position="5% 100%" fo:font-size="11pt" style:font-size-asian="11pt"/>
    </style:style>
    <style:style style:name="T55" style:family="text">
      <style:text-properties style:text-position="5% 100%" fo:font-size="11pt" fo:letter-spacing="0.0035in" style:font-size-asian="11pt"/>
    </style:style>
    <style:style style:name="T56" style:family="text">
      <style:text-properties style:text-position="5% 100%" fo:font-size="11pt" fo:letter-spacing="0.0043in" style:font-size-asian="11pt"/>
    </style:style>
    <style:style style:name="T57" style:family="text">
      <style:text-properties style:text-position="5% 100%" fo:font-size="11pt" fo:letter-spacing="0.0016in" style:font-size-asian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4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Title"><text:span text:style-name="T1"/></text:p>
        <text:p text:style-name="P15"><text:soft-page-break/><text:span text:style-name="T1">Entity</text:span><text:span text:style-name="T2"> </text:span><text:span text:style-name="T3">Dictionary:</text:span><text:span text:style-name="T4"/></text:p>
        <text:p text:style-name="P10"/>
        <text:h text:style-name="Heading_20_1" text:outline-level="2"><text:span text:style-name="T6">Club:</text:span></text:h>
        <text:p text:style-name="P11"><text:span text:style-name="T7">Description:</text:span><text:span text:style-name="T9"> </text:span>An<text:span text:style-name="T10"> </text:span>organization<text:span text:style-name="T12"> </text:span>within<text:span text:style-name="T10"> </text:span>the<text:span text:style-name="T10"> </text:span>university<text:span text:style-name="T12"> </text:span>that<text:span text:style-name="T10"> </text:span>hosts<text:span text:style-name="T10"> </text:span>events<text:span text:style-name="T12"> </text:span>and<text:span text:style-name="T10"> </text:span>has<text:span text:style-name="T10"> </text:span><text:span text:style-name="T6">members.</text:span></text:p>
        <text:h text:style-name="P1" text:outline-level="2"><text:span text:style-name="T6">Attributes:</text:span></text:h>
        <text:list xml:id="list1664386174" text:style-name="WWNum1">
          <text:list-item>
            <text:p text:style-name="P3"><text:span text:style-name="T14">ClubID:</text:span><text:span text:style-name="T15"> </text:span><text:span text:style-name="T14">Integer,</text:span><text:span text:style-name="T15"> </text:span><text:span text:style-name="T14">an</text:span><text:span text:style-name="T15"> </text:span><text:span text:style-name="T14">identifying</text:span><text:span text:style-name="T15"> </text:span><text:span text:style-name="T14">number</text:span><text:span text:style-name="T15"> </text:span><text:span text:style-name="T14">for</text:span><text:span text:style-name="T15"> </text:span><text:span text:style-name="T14">the</text:span><text:span text:style-name="T17"> </text:span><text:span text:style-name="T19">club</text:span><text:span text:style-name="T35"/></text:p>
          </text:list-item>
          <text:list-item>
            <text:p text:style-name="P3"><text:span text:style-name="T14">Name:</text:span><text:span text:style-name="T20"> </text:span><text:span text:style-name="T14">Varchar(80),</text:span><text:span text:style-name="T20"> </text:span><text:span text:style-name="T14">the</text:span><text:span text:style-name="T20"> </text:span><text:span text:style-name="T14">name</text:span><text:span text:style-name="T20"> </text:span><text:span text:style-name="T14">of</text:span><text:span text:style-name="T20"> </text:span><text:span text:style-name="T14">the</text:span><text:span text:style-name="T22"> </text:span><text:span text:style-name="T19">club</text:span><text:span text:style-name="T35"/></text:p>
          </text:list-item>
          <text:list-item>
            <text:p text:style-name="P3"><text:span text:style-name="T14">Type:</text:span><text:span text:style-name="T23"> </text:span><text:span text:style-name="T14">Varchar(50),</text:span><text:span text:style-name="T20"> </text:span><text:span text:style-name="T14">the</text:span><text:span text:style-name="T20"> </text:span><text:span text:style-name="T14">type</text:span><text:span text:style-name="T20"> </text:span><text:span text:style-name="T14">of</text:span><text:span text:style-name="T20"> </text:span><text:span text:style-name="T14">the</text:span><text:span text:style-name="T24"> </text:span><text:span text:style-name="T14">club</text:span><text:span text:style-name="T20"> </text:span><text:span text:style-name="T14">(e.g.,</text:span><text:span text:style-name="T20"> </text:span><text:span text:style-name="T14">academic,</text:span><text:span text:style-name="T20"> </text:span><text:span text:style-name="T14">social,</text:span><text:span text:style-name="T20"> </text:span><text:span text:style-name="T14">sports,</text:span><text:span text:style-name="T20"> </text:span><text:span text:style-name="T26">etc.).</text:span><text:span text:style-name="T35"/></text:p>
          </text:list-item>
          <text:list-item>
            <text:p text:style-name="P3"><text:span text:style-name="T14">FoundedDate:</text:span><text:span text:style-name="T15"> </text:span><text:span text:style-name="T14">Date,</text:span><text:span text:style-name="T27"> </text:span><text:span text:style-name="T14">the</text:span><text:span text:style-name="T27"> </text:span><text:span text:style-name="T14">date</text:span><text:span text:style-name="T19"> </text:span><text:span text:style-name="T14">when</text:span><text:span text:style-name="T27"> </text:span><text:span text:style-name="T14">the</text:span><text:span text:style-name="T27"> </text:span><text:span text:style-name="T14">club</text:span><text:span text:style-name="T27"> </text:span><text:span text:style-name="T14">was</text:span><text:span text:style-name="T19"> </text:span><text:span text:style-name="T26">founded</text:span><text:span text:style-name="T35"/></text:p>
          </text:list-item>
          <text:list-item>
            <text:p text:style-name="P3"><text:span text:style-name="T14">Primary</text:span><text:span text:style-name="T17"> </text:span><text:span text:style-name="T14">Key:</text:span><text:span text:style-name="T27"> </text:span><text:span text:style-name="T26">ClubID</text:span><text:span text:style-name="T35"/></text:p>
          </text:list-item>
        </text:list>
        <text:p text:style-name="P8"/>
        <text:h text:style-name="Heading_20_1" text:outline-level="2">Club<text:span text:style-name="T44"> </text:span><text:span text:style-name="T6">Faculty:</text:span></text:h>
        <text:p text:style-name="P7"><text:span text:style-name="T28">Description:</text:span><text:span text:style-name="T21"> </text:span><text:span text:style-name="T14">A</text:span><text:span text:style-name="T15"> </text:span><text:span text:style-name="T14">connection</text:span><text:span text:style-name="T15"> </text:span><text:span text:style-name="T14">between</text:span><text:span text:style-name="T15"> </text:span><text:span text:style-name="T14">students,</text:span><text:span text:style-name="T15"> </text:span><text:span text:style-name="T14">clubs,</text:span><text:span text:style-name="T15"> </text:span><text:span text:style-name="T14">and</text:span><text:span text:style-name="T17"> </text:span><text:span text:style-name="T26">faculty.</text:span><text:span text:style-name="T14"/></text:p>
        <text:h text:style-name="P1" text:outline-level="2"><text:span text:style-name="T6">Attributes:</text:span></text:h>
        <text:list xml:id="list234233544140150" text:continue-numbering="true" text:style-name="WWNum1">
          <text:list-item>
            <text:p text:style-name="P3"><text:span text:style-name="T14">ClubFacultyID:</text:span><text:span text:style-name="T22"> </text:span><text:span text:style-name="T14">Integer,</text:span><text:span text:style-name="T22"> </text:span><text:span text:style-name="T14">a</text:span><text:span text:style-name="T22"> </text:span><text:span text:style-name="T14">unique</text:span><text:span text:style-name="T22"> </text:span><text:span text:style-name="T14">identifier</text:span><text:span text:style-name="T22"> </text:span><text:span text:style-name="T14">for</text:span><text:span text:style-name="T22"> </text:span><text:span text:style-name="T14">the</text:span><text:span text:style-name="T22"> </text:span><text:span text:style-name="T14">ClubFaculty</text:span><text:span text:style-name="T22"> </text:span><text:span text:style-name="T26">relationship.</text:span><text:span text:style-name="T35"/></text:p>
          </text:list-item>
          <text:list-item>
            <text:p text:style-name="P3"><text:span text:style-name="T14">Role:</text:span><text:span text:style-name="T24"> </text:span><text:span text:style-name="T14">Varchar(20),</text:span><text:span text:style-name="T15"> </text:span><text:span text:style-name="T14">specifies</text:span><text:span text:style-name="T22"> </text:span><text:span text:style-name="T14">the</text:span><text:span text:style-name="T15"> </text:span><text:span text:style-name="T14">role</text:span><text:span text:style-name="T15"> </text:span><text:span text:style-name="T14">of</text:span><text:span text:style-name="T22"> </text:span><text:span text:style-name="T14">the</text:span><text:span text:style-name="T15"> </text:span><text:span text:style-name="T14">user</text:span><text:span text:style-name="T22"> </text:span><text:span text:style-name="T14">in</text:span><text:span text:style-name="T15"> </text:span><text:span text:style-name="T14">the</text:span><text:span text:style-name="T15"> </text:span><text:span text:style-name="T14">club</text:span><text:span text:style-name="T22"> </text:span><text:span text:style-name="T14">(e.g.,</text:span><text:span text:style-name="T15"> </text:span><text:span text:style-name="T14">member,</text:span><text:span text:style-name="T15"> </text:span><text:span text:style-name="T26">organizer)</text:span><text:span text:style-name="T35"/></text:p>
          </text:list-item>
          <text:list-item>
            <text:p text:style-name="P3"><text:span text:style-name="T14">JoinDate:</text:span><text:span text:style-name="T15"> </text:span><text:span text:style-name="T14">Date,</text:span><text:span text:style-name="T27"> </text:span><text:span text:style-name="T14">the</text:span><text:span text:style-name="T19"> </text:span><text:span text:style-name="T14">date</text:span><text:span text:style-name="T27"> </text:span><text:span text:style-name="T14">when</text:span><text:span text:style-name="T19"> </text:span><text:span text:style-name="T14">the</text:span><text:span text:style-name="T27"> </text:span><text:span text:style-name="T14">user</text:span><text:span text:style-name="T19"> </text:span><text:span text:style-name="T14">joined</text:span><text:span text:style-name="T27"> </text:span><text:span text:style-name="T14">the</text:span><text:span text:style-name="T19"> club</text:span><text:span text:style-name="T35"/></text:p>
          </text:list-item>
          <text:list-item>
            <text:p text:style-name="P3"><text:span text:style-name="T14">Primary</text:span><text:span text:style-name="T17"> </text:span><text:span text:style-name="T14">Key:</text:span><text:span text:style-name="T27"> </text:span><text:span text:style-name="T26">ClubFacultyID</text:span><text:span text:style-name="T35"/></text:p>
          </text:list-item>
        </text:list>
        <text:p text:style-name="P8"/>
        <text:h text:style-name="Heading_20_1" text:outline-level="2">Club<text:span text:style-name="T44"> </text:span><text:span text:style-name="T6">Leaders:</text:span></text:h>
        <text:p text:style-name="P7"><text:span text:style-name="T28">Description:</text:span><text:span text:style-name="T18"> </text:span><text:span text:style-name="T14">The</text:span><text:span text:style-name="T27"> </text:span><text:span text:style-name="T14">user</text:span><text:span text:style-name="T17"> </text:span><text:span text:style-name="T14">leaders</text:span><text:span text:style-name="T27"> </text:span><text:span text:style-name="T14">of</text:span><text:span text:style-name="T17"> </text:span><text:span text:style-name="T14">which</text:span><text:span text:style-name="T27"> </text:span><text:span text:style-name="T26">clubs.</text:span><text:span text:style-name="T14"/></text:p>
        <text:h text:style-name="P1" text:outline-level="2"><text:span text:style-name="T6">Attributes:</text:span></text:h>
        <text:list xml:id="list234234327306174" text:continue-numbering="true" text:style-name="WWNum1">
          <text:list-item>
            <text:p text:style-name="P3"><text:span text:style-name="T14">Organizing</text:span><text:span text:style-name="T30"> </text:span><text:span text:style-name="T14">Experience:</text:span><text:span text:style-name="T24"> </text:span><text:span text:style-name="T14">Integer,</text:span><text:span text:style-name="T24"> </text:span><text:span text:style-name="T14">experience</text:span><text:span text:style-name="T24"> </text:span><text:span text:style-name="T14">in</text:span><text:span text:style-name="T24"> </text:span><text:span text:style-name="T14">organizing</text:span><text:span text:style-name="T24"> </text:span><text:span text:style-name="T14">club</text:span><text:span text:style-name="T24"> </text:span><text:span text:style-name="T26">activities.</text:span><text:span text:style-name="T35"/></text:p>
          </text:list-item>
          <text:list-item>
            <text:p text:style-name="P3"><text:span text:style-name="T14">Primary</text:span><text:span text:style-name="T24"> </text:span><text:span text:style-name="T14">Key:</text:span><text:span text:style-name="T15"> </text:span><text:span text:style-name="T14">Inherits</text:span><text:span text:style-name="T15"> </text:span><text:span text:style-name="T14">ClubFacultyID</text:span><text:span text:style-name="T15"> </text:span><text:span text:style-name="T14">from</text:span><text:span text:style-name="T15"> </text:span><text:span text:style-name="T14">superclass</text:span><text:span text:style-name="T15"> </text:span><text:span text:style-name="T14">Club</text:span><text:span text:style-name="T15"> </text:span><text:span text:style-name="T26">Faculty</text:span><text:span text:style-name="T35"/></text:p>
          </text:list-item>
        </text:list>
        <text:p text:style-name="P8"/>
        <text:h text:style-name="Heading_20_1" text:outline-level="2">Club<text:span text:style-name="T44"> </text:span><text:span text:style-name="T6">Organizers:</text:span></text:h>
        <text:p text:style-name="P7"><text:span text:style-name="T28">Description:</text:span><text:span text:style-name="T16"> </text:span><text:span text:style-name="T14">The</text:span><text:span text:style-name="T15"> </text:span><text:span text:style-name="T14">user</text:span><text:span text:style-name="T17"> </text:span><text:span text:style-name="T14">organizers</text:span><text:span text:style-name="T15"> </text:span><text:span text:style-name="T14">of</text:span><text:span text:style-name="T15"> </text:span><text:span text:style-name="T14">which</text:span><text:span text:style-name="T17"> </text:span><text:span text:style-name="T26">clubs.</text:span><text:span text:style-name="T14"/></text:p>
        <text:h text:style-name="P1" text:outline-level="2"><text:span text:style-name="T6">Attributes:</text:span></text:h>
        <text:list xml:id="list234234572889710" text:continue-numbering="true" text:style-name="WWNum1">
          <text:list-item>
            <text:p text:style-name="P3"><text:span text:style-name="T14">Leadership</text:span><text:span text:style-name="T23"> </text:span><text:span text:style-name="T14">Experience:</text:span><text:span text:style-name="T24"> </text:span><text:span text:style-name="T14">Integer,</text:span><text:span text:style-name="T24"> </text:span><text:span text:style-name="T14">experience</text:span><text:span text:style-name="T24"> </text:span><text:span text:style-name="T14">in</text:span><text:span text:style-name="T24"> </text:span><text:span text:style-name="T14">leadership</text:span><text:span text:style-name="T20"> </text:span><text:span text:style-name="T26">roles.</text:span><text:span text:style-name="T35"/></text:p>
          </text:list-item>
          <text:list-item>
            <text:p text:style-name="P3"><text:span text:style-name="T14">VisionForTheClub:</text:span><text:span text:style-name="T23"> </text:span><text:span text:style-name="T14">Text,</text:span><text:span text:style-name="T24"> </text:span><text:span text:style-name="T14">vision</text:span><text:span text:style-name="T20"> </text:span><text:span text:style-name="T14">for</text:span><text:span text:style-name="T24"> </text:span><text:span text:style-name="T14">the</text:span><text:span text:style-name="T24"> </text:span><text:span text:style-name="T14">club's</text:span><text:span text:style-name="T20"> </text:span><text:span text:style-name="T14">future</text:span><text:span text:style-name="T24"> </text:span><text:span text:style-name="T14">and</text:span><text:span text:style-name="T20"> </text:span><text:span text:style-name="T26">direction.</text:span><text:span text:style-name="T35"/></text:p>
          </text:list-item>
          <text:list-item>
            <text:p text:style-name="P3"><text:span text:style-name="T14">Primary</text:span><text:span text:style-name="T24"> </text:span><text:span text:style-name="T14">Key:</text:span><text:span text:style-name="T15"> </text:span><text:span text:style-name="T14">Inherits</text:span><text:span text:style-name="T15"> </text:span><text:span text:style-name="T14">ClubFacultyID</text:span><text:span text:style-name="T15"> </text:span><text:span text:style-name="T14">from</text:span><text:span text:style-name="T15"> </text:span><text:span text:style-name="T14">superclass</text:span><text:span text:style-name="T15"> </text:span><text:span text:style-name="T14">Club</text:span><text:span text:style-name="T15"> </text:span><text:span text:style-name="T26">Faculty</text:span><text:span text:style-name="T35"/></text:p>
          </text:list-item>
        </text:list>
        <text:p text:style-name="P8"/>
        <text:h text:style-name="Heading_20_1" text:outline-level="2">Community<text:span text:style-name="T8"> </text:span><text:span text:style-name="T6">Service:</text:span></text:h>
        <text:p text:style-name="P11"><text:span text:style-name="T7">Description:</text:span><text:span text:style-name="T46"> </text:span>The<text:span text:style-name="T47"> </text:span>club<text:span text:style-name="T10"> </text:span>faculty<text:span text:style-name="T47"> </text:span>hosts<text:span text:style-name="T47"> </text:span>a<text:span text:style-name="T10"> </text:span>community<text:span text:style-name="T47"> </text:span>service<text:span text:style-name="T10"> </text:span>for<text:span text:style-name="T47"> </text:span>the<text:span text:style-name="T47"> </text:span><text:span text:style-name="T6">club.</text:span></text:p>
        <text:h text:style-name="P1" text:outline-level="2"><text:span text:style-name="T6">Attributes:</text:span></text:h>
        <text:list xml:id="list234235098968776" text:continue-numbering="true" text:style-name="WWNum1">
          <text:list-item>
            <text:p text:style-name="P3"><text:span text:style-name="T14">Service:</text:span><text:span text:style-name="T31"> </text:span><text:span text:style-name="T14">Varchar(20),</text:span><text:span text:style-name="T24"> </text:span><text:span text:style-name="T14">specifies</text:span><text:span text:style-name="T24"> </text:span><text:span text:style-name="T14">what</text:span><text:span text:style-name="T24"> </text:span><text:span text:style-name="T14">the</text:span><text:span text:style-name="T24"> </text:span><text:span text:style-name="T14">service</text:span><text:span text:style-name="T24"> </text:span><text:span text:style-name="T14">will</text:span><text:span text:style-name="T24"> </text:span><text:span text:style-name="T27">be</text:span><text:span text:style-name="T35"/></text:p>
          </text:list-item>
          <text:list-item>
            <text:p text:style-name="P3"><text:span text:style-name="T14">Primary</text:span><text:span text:style-name="T20"> </text:span><text:span text:style-name="T14">Key:</text:span><text:span text:style-name="T15"> </text:span><text:span text:style-name="T14">Inherits</text:span><text:span text:style-name="T17"> </text:span><text:span text:style-name="T14">EventID</text:span><text:span text:style-name="T15"> </text:span><text:span text:style-name="T14">from</text:span><text:span text:style-name="T15"> </text:span><text:span text:style-name="T14">superclass</text:span><text:span text:style-name="T17"> </text:span><text:span text:style-name="T26">Event</text:span><text:span text:style-name="T35"/></text:p>
          </text:list-item>
        </text:list>
        <text:p text:style-name="P8"/>
        <text:h text:style-name="Heading_20_1" text:outline-level="2">Discussion<text:span text:style-name="T48"> </text:span><text:span text:style-name="T6">Forum:</text:span></text:h>
        <text:p text:style-name="P7"><text:span text:style-name="T29">Description:</text:span><text:span text:style-name="T37">A</text:span><text:span text:style-name="T38"> </text:span><text:span text:style-name="T37">digital</text:span><text:span text:style-name="T38"> </text:span><text:span text:style-name="T37">platform</text:span><text:span text:style-name="T38"> </text:span><text:span text:style-name="T37">designed</text:span><text:span text:style-name="T39"> </text:span><text:span text:style-name="T37">for</text:span><text:span text:style-name="T38"> </text:span><text:span text:style-name="T37">engaging</text:span><text:span text:style-name="T38"> </text:span><text:span text:style-name="T37">users</text:span><text:span text:style-name="T38"> </text:span><text:span text:style-name="T37">in</text:span><text:span text:style-name="T39"> </text:span><text:span text:style-name="T37">online</text:span><text:span text:style-name="T38"> </text:span><text:span text:style-name="T41">discussions</text:span><text:span text:style-name="T36"/></text:p>
        <text:h text:style-name="P1" text:outline-level="2"><text:span text:style-name="T6">Attributes:</text:span></text:h>
        <text:list xml:id="list234234926518738" text:continue-numbering="true" text:style-name="WWNum1">
          <text:list-item>
            <text:p text:style-name="P3"><text:span text:style-name="T14">ForumID:</text:span><text:span text:style-name="T22"> </text:span><text:span text:style-name="T14">Integer,</text:span><text:span text:style-name="T15"> </text:span><text:span text:style-name="T14">an</text:span><text:span text:style-name="T22"> </text:span><text:span text:style-name="T14">identifying</text:span><text:span text:style-name="T15"> </text:span><text:span text:style-name="T14">number</text:span><text:span text:style-name="T15"> </text:span><text:span text:style-name="T14">for</text:span><text:span text:style-name="T22"> </text:span><text:span text:style-name="T14">the</text:span><text:span text:style-name="T15"> </text:span><text:span text:style-name="T14">discussion</text:span><text:span text:style-name="T15"> </text:span><text:span text:style-name="T26">forum</text:span><text:span text:style-name="T35"/></text:p>
          </text:list-item>
          <text:list-item>
            <text:p text:style-name="P3"><text:span text:style-name="T14">Title:</text:span><text:span text:style-name="T30"> </text:span><text:span text:style-name="T14">Varchar(100),</text:span><text:span text:style-name="T24"> </text:span><text:span text:style-name="T14">the</text:span><text:span text:style-name="T30"> </text:span><text:span text:style-name="T14">title</text:span><text:span text:style-name="T24"> </text:span><text:span text:style-name="T14">of</text:span><text:span text:style-name="T30"> </text:span><text:span text:style-name="T14">the</text:span><text:span text:style-name="T24"> </text:span><text:span text:style-name="T26">forum</text:span><text:span text:style-name="T35"/></text:p>
          </text:list-item>
          <text:list-item>
            <text:p text:style-name="P3"><text:span text:style-name="T14">Description:</text:span><text:span text:style-name="T22"> </text:span><text:span text:style-name="T14">Text,</text:span><text:span text:style-name="T22"> </text:span><text:span text:style-name="T14">a</text:span><text:span text:style-name="T15"> </text:span><text:span text:style-name="T14">brief</text:span><text:span text:style-name="T22"> </text:span><text:span text:style-name="T14">description</text:span><text:span text:style-name="T22"> </text:span><text:span text:style-name="T14">of</text:span><text:span text:style-name="T15"> </text:span><text:span text:style-name="T14">the</text:span><text:span text:style-name="T22"> </text:span><text:span text:style-name="T14">forum's</text:span><text:span text:style-name="T15"> </text:span><text:span text:style-name="T26">purpose</text:span><text:span text:style-name="T35"/></text:p>
          </text:list-item>
        </text:list>
      </text:section>
      <text:list xml:id="list234233849897415" text:continue-numbering="true" text:style-name="WWNum1">
        <text:list-item>
          <text:p text:style-name="P4"><text:span text:style-name="T14">CreatedDate:</text:span><text:span text:style-name="T27"> </text:span><text:span text:style-name="T14">Date,</text:span><text:span text:style-name="T27"> </text:span><text:span text:style-name="T14">the</text:span><text:span text:style-name="T27"> </text:span><text:span text:style-name="T14">date</text:span><text:span text:style-name="T27"> </text:span><text:span text:style-name="T14">when</text:span><text:span text:style-name="T27"> </text:span><text:span text:style-name="T14">the</text:span><text:span text:style-name="T27"> </text:span><text:span text:style-name="T14">forum</text:span><text:span text:style-name="T27"> </text:span><text:span text:style-name="T14">was</text:span><text:span text:style-name="T19"> </text:span><text:span text:style-name="T26">created</text:span><text:span text:style-name="T35"/></text:p>
        </text:list-item>
        <text:list-item>
          <text:p text:style-name="P3"><text:span text:style-name="T14">Primary</text:span><text:span text:style-name="T17"> </text:span><text:span text:style-name="T14">Key:</text:span><text:span text:style-name="T27"> </text:span><text:span text:style-name="T26">ForumID</text:span><text:span text:style-name="T35"/></text:p>
        </text:list-item>
      </text:list>
      <text:p text:style-name="P8"/>
      <text:h text:style-name="Heading_20_1" text:outline-level="2"><text:span text:style-name="T6">Employee:</text:span></text:h>
      <text:p text:style-name="P11"><text:span text:style-name="T7">Description:</text:span><text:span text:style-name="T50"> </text:span>Employees<text:span text:style-name="T8"> </text:span>within<text:span text:style-name="T8"> </text:span>the<text:span text:style-name="T48"> </text:span>club/university<text:span text:style-name="T8"> </text:span>application<text:span text:style-name="T8"> </text:span><text:span text:style-name="T6">system.</text:span></text:p>
      <text:h text:style-name="P1" text:outline-level="2"><text:span text:style-name="T6">Attributes:</text:span></text:h>
      <text:list xml:id="list234234643082468" text:continue-numbering="true" text:style-name="WWNum1">
        <text:list-item>
          <text:p text:style-name="P3"><text:span text:style-name="T14">Salary:</text:span><text:span text:style-name="T15"> </text:span><text:span text:style-name="T14">Integer,</text:span><text:span text:style-name="T17"> </text:span><text:span text:style-name="T14">the</text:span><text:span text:style-name="T17"> </text:span><text:span text:style-name="T14">salary</text:span><text:span text:style-name="T17"> </text:span><text:span text:style-name="T14">of</text:span><text:span text:style-name="T17"> </text:span><text:span text:style-name="T14">the</text:span><text:span text:style-name="T17"> </text:span><text:span text:style-name="T26">employee.</text:span><text:span text:style-name="T35"/></text:p>
        </text:list-item>
        <text:list-item>
          <text:p text:style-name="P3"><text:span text:style-name="T14">Primary</text:span><text:span text:style-name="T15"> </text:span><text:span text:style-name="T14">Key:</text:span><text:span text:style-name="T17"> </text:span><text:span text:style-name="T14">Inherits</text:span><text:span text:style-name="T15"> </text:span><text:span text:style-name="T14">UserID</text:span><text:span text:style-name="T17"> </text:span><text:span text:style-name="T14">from</text:span><text:span text:style-name="T15"> </text:span><text:span text:style-name="T14">superclass</text:span><text:span text:style-name="T17"> </text:span><text:span text:style-name="T19">User</text:span><text:span text:style-name="T35"/></text:p>
        </text:list-item>
      </text:list>
      <text:p text:style-name="P8"/>
      <text:h text:style-name="Heading_20_1" text:outline-level="2"><text:span text:style-name="T6">Event:</text:span></text:h>
      <text:p text:style-name="P11"><text:span text:style-name="T7">Description:</text:span><text:span text:style-name="T51"> </text:span>Various<text:span text:style-name="T48"> </text:span>events<text:span text:style-name="T52"> </text:span>organized<text:span text:style-name="T48"> </text:span>within<text:span text:style-name="T48"> </text:span>the<text:span text:style-name="T52"> </text:span>university<text:span text:style-name="T48"> </text:span>by<text:span text:style-name="T48"> </text:span><text:span text:style-name="T6">clubs.</text:span></text:p>
      <text:h text:style-name="P1" text:outline-level="2"><text:span text:style-name="T6">Attributes:</text:span></text:h>
      <text:list xml:id="list234234909003172" text:continue-numbering="true" text:style-name="WWNum1">
        <text:list-item>
          <text:p text:style-name="P3"><text:span text:style-name="T14">EventID:</text:span><text:span text:style-name="T20"> </text:span><text:span text:style-name="T14">Integer,</text:span><text:span text:style-name="T15"> </text:span><text:span text:style-name="T14">an</text:span><text:span text:style-name="T15"> </text:span><text:span text:style-name="T14">identifying</text:span><text:span text:style-name="T15"> </text:span><text:span text:style-name="T14">number</text:span><text:span text:style-name="T15"> </text:span><text:span text:style-name="T14">for</text:span><text:span text:style-name="T15"> </text:span><text:span text:style-name="T14">the</text:span><text:span text:style-name="T15"> </text:span><text:span text:style-name="T26">event</text:span><text:span text:style-name="T35"/></text:p>
        </text:list-item>
        <text:list-item>
          <text:p text:style-name="P3"><text:span text:style-name="T14">EventName:</text:span><text:span text:style-name="T23"> </text:span><text:span text:style-name="T14">Varchar(80),</text:span><text:span text:style-name="T24"> </text:span><text:span text:style-name="T14">the</text:span><text:span text:style-name="T20"> </text:span><text:span text:style-name="T14">name</text:span><text:span text:style-name="T24"> </text:span><text:span text:style-name="T14">of</text:span><text:span text:style-name="T24"> </text:span><text:span text:style-name="T14">the</text:span><text:span text:style-name="T20"> </text:span><text:span text:style-name="T26">event</text:span><text:span text:style-name="T35"/></text:p>
        </text:list-item>
        <text:list-item>
          <text:p text:style-name="P3"><text:span text:style-name="T14">EventType:</text:span><text:span text:style-name="T23"> </text:span><text:span text:style-name="T14">Varchar(20),</text:span><text:span text:style-name="T23"> </text:span><text:span text:style-name="T14">specifies</text:span><text:span text:style-name="T23"> </text:span><text:span text:style-name="T14">the</text:span><text:span text:style-name="T30"> </text:span><text:span text:style-name="T14">type</text:span><text:span text:style-name="T23"> </text:span><text:span text:style-name="T14">of</text:span><text:span text:style-name="T23"> </text:span><text:span text:style-name="T14">event</text:span><text:span text:style-name="T30"> </text:span><text:span text:style-name="T14">(workshop,</text:span><text:span text:style-name="T23"> </text:span><text:span text:style-name="T14">seminar,</text:span><text:span text:style-name="T23"> </text:span><text:span text:style-name="T14">social,</text:span><text:span text:style-name="T30"> </text:span><text:span text:style-name="T26">etc.)</text:span><text:span text:style-name="T35"/></text:p>
        </text:list-item>
        <text:list-item>
          <text:p text:style-name="P3"><text:span text:style-name="T14">Date:</text:span><text:span text:style-name="T19"> </text:span><text:span text:style-name="T14">Date,</text:span><text:span text:style-name="T19"> </text:span><text:span text:style-name="T14">the</text:span><text:span text:style-name="T32"> </text:span><text:span text:style-name="T14">date</text:span><text:span text:style-name="T19"> </text:span><text:span text:style-name="T14">of</text:span><text:span text:style-name="T19"> </text:span><text:span text:style-name="T14">the</text:span><text:span text:style-name="T32"> </text:span><text:span text:style-name="T26">event</text:span><text:span text:style-name="T35"/></text:p>
        </text:list-item>
        <text:list-item>
          <text:p text:style-name="P3"><text:span text:style-name="T14">StartTime:</text:span><text:span text:style-name="T20"> </text:span><text:span text:style-name="T14">Time,</text:span><text:span text:style-name="T15"> </text:span><text:span text:style-name="T14">the</text:span><text:span text:style-name="T17"> </text:span><text:span text:style-name="T14">start</text:span><text:span text:style-name="T15"> </text:span><text:span text:style-name="T14">time</text:span><text:span text:style-name="T17"> </text:span><text:span text:style-name="T14">of</text:span><text:span text:style-name="T15"> </text:span><text:span text:style-name="T14">the</text:span><text:span text:style-name="T17"> </text:span><text:span text:style-name="T26">event</text:span><text:span text:style-name="T35"/></text:p>
        </text:list-item>
        <text:list-item>
          <text:p text:style-name="P3"><text:span text:style-name="T14">EndTime:</text:span><text:span text:style-name="T17"> </text:span><text:span text:style-name="T14">Time,</text:span><text:span text:style-name="T17"> </text:span><text:span text:style-name="T14">the</text:span><text:span text:style-name="T17"> </text:span><text:span text:style-name="T14">end</text:span><text:span text:style-name="T17"> </text:span><text:span text:style-name="T14">time</text:span><text:span text:style-name="T17"> </text:span><text:span text:style-name="T14">of</text:span><text:span text:style-name="T17"> </text:span><text:span text:style-name="T14">the</text:span><text:span text:style-name="T17"> </text:span><text:span text:style-name="T26">event</text:span><text:span text:style-name="T35"/></text:p>
        </text:list-item>
        <text:list-item>
          <text:p text:style-name="P3"><text:span text:style-name="T14">Location:</text:span><text:span text:style-name="T30"> </text:span><text:span text:style-name="T14">Varchar(100),</text:span><text:span text:style-name="T22"> </text:span><text:span text:style-name="T14">the</text:span><text:span text:style-name="T20"> </text:span><text:span text:style-name="T14">location</text:span><text:span text:style-name="T22"> </text:span><text:span text:style-name="T14">where</text:span><text:span text:style-name="T20"> </text:span><text:span text:style-name="T14">the</text:span><text:span text:style-name="T22"> </text:span><text:span text:style-name="T14">event</text:span><text:span text:style-name="T20"> </text:span><text:span text:style-name="T14">will</text:span><text:span text:style-name="T22"> </text:span><text:span text:style-name="T14">be</text:span><text:span text:style-name="T22"> </text:span><text:span text:style-name="T19">held</text:span><text:span text:style-name="T35"/></text:p>
        </text:list-item>
        <text:list-item>
          <text:p text:style-name="P3"><text:span text:style-name="T14">Description:</text:span><text:span text:style-name="T22"> </text:span><text:span text:style-name="T14">Text,</text:span><text:span text:style-name="T22"> </text:span><text:span text:style-name="T14">a</text:span><text:span text:style-name="T22"> </text:span><text:span text:style-name="T14">brief</text:span><text:span text:style-name="T15"> </text:span><text:span text:style-name="T14">description</text:span><text:span text:style-name="T22"> </text:span><text:span text:style-name="T14">of</text:span><text:span text:style-name="T22"> </text:span><text:span text:style-name="T14">the</text:span><text:span text:style-name="T15"> </text:span><text:span text:style-name="T26">event</text:span><text:span text:style-name="T35"/></text:p>
        </text:list-item>
        <text:list-item>
          <text:p text:style-name="P6"><text:span text:style-name="T54">Primary</text:span><text:span text:style-name="T55"> </text:span><text:span text:style-name="T54">Key:</text:span><text:span text:style-name="T56"> </text:span><text:span text:style-name="T54">EventID</text:span><text:span text:style-name="T57"> </text:span><text:span text:style-name="T36">inherits</text:span><text:span text:style-name="T42"> </text:span><text:span text:style-name="T36">from</text:span><text:span text:style-name="T42"> </text:span><text:span text:style-name="T36">weak</text:span><text:span text:style-name="T43"> </text:span><text:span text:style-name="T40">entity</text:span><text:span text:style-name="T35"/></text:p>
        </text:list-item>
      </text:list>
      <text:p text:style-name="P13"/>
      <text:h text:style-name="Heading_20_1" text:outline-level="2"><text:span text:style-name="T6">Faculty:</text:span></text:h>
      <text:p text:style-name="P7"><text:span text:style-name="T28">Description:</text:span><text:span text:style-name="T16"> </text:span><text:span text:style-name="T14">Faculty</text:span><text:span text:style-name="T17"> </text:span><text:span text:style-name="T14">members</text:span><text:span text:style-name="T17"> </text:span><text:span text:style-name="T14">of</text:span><text:span text:style-name="T17"> </text:span><text:span text:style-name="T14">the</text:span><text:span text:style-name="T17"> </text:span><text:span text:style-name="T26">university.</text:span><text:span text:style-name="T14"/></text:p>
      <text:h text:style-name="P1" text:outline-level="2"><text:span text:style-name="T6">Attributes:</text:span></text:h>
      <text:list xml:id="list234234295551097" text:continue-numbering="true" text:style-name="WWNum1">
        <text:list-item>
          <text:p text:style-name="P3"><text:span text:style-name="T14">Department:</text:span><text:span text:style-name="T30"> </text:span><text:span text:style-name="T14">Varchar(50),</text:span><text:span text:style-name="T24"> </text:span><text:span text:style-name="T14">the</text:span><text:span text:style-name="T24"> </text:span><text:span text:style-name="T14">department</text:span><text:span text:style-name="T24"> </text:span><text:span text:style-name="T14">where</text:span><text:span text:style-name="T24"> </text:span><text:span text:style-name="T14">the</text:span><text:span text:style-name="T24"> </text:span><text:span text:style-name="T14">faculty</text:span><text:span text:style-name="T24"> </text:span><text:span text:style-name="T14">member</text:span><text:span text:style-name="T24"> </text:span><text:span text:style-name="T26">works</text:span><text:span text:style-name="T35"/></text:p>
        </text:list-item>
        <text:list-item>
          <text:p text:style-name="P3"><text:span text:style-name="T14">Primary</text:span><text:span text:style-name="T15"> </text:span><text:span text:style-name="T14">Key:</text:span><text:span text:style-name="T17"> </text:span><text:span text:style-name="T14">Inherits</text:span><text:span text:style-name="T15"> </text:span><text:span text:style-name="T14">UserID</text:span><text:span text:style-name="T17"> </text:span><text:span text:style-name="T14">from</text:span><text:span text:style-name="T15"> </text:span><text:span text:style-name="T14">superclass</text:span><text:span text:style-name="T17"> </text:span><text:span text:style-name="T19">User</text:span><text:span text:style-name="T35"/></text:p>
        </text:list-item>
      </text:list>
      <text:p text:style-name="P8"/>
      <text:h text:style-name="Heading_20_1" text:outline-level="2"><text:span text:style-name="T6">Graduate:</text:span></text:h>
      <text:p text:style-name="P7"><text:span text:style-name="T28">Description:</text:span><text:span text:style-name="T25"> </text:span><text:span text:style-name="T14">Graduate</text:span><text:span text:style-name="T15"> </text:span><text:span text:style-name="T14">students</text:span><text:span text:style-name="T22"> </text:span><text:span text:style-name="T14">within</text:span><text:span text:style-name="T15"> </text:span><text:span text:style-name="T14">the</text:span><text:span text:style-name="T15"> </text:span><text:span text:style-name="T26">university.</text:span><text:span text:style-name="T14"/></text:p>
      <text:h text:style-name="P1" text:outline-level="2"><text:span text:style-name="T6">Attributes:</text:span></text:h>
      <text:list xml:id="list234233584585962" text:continue-numbering="true" text:style-name="WWNum1">
        <text:list-item>
          <text:p text:style-name="P3"><text:span text:style-name="T14">DegreeProgram:</text:span><text:span text:style-name="T23"> </text:span><text:span text:style-name="T14">Varchar(50),</text:span><text:span text:style-name="T20"> </text:span><text:span text:style-name="T14">the</text:span><text:span text:style-name="T24"> </text:span><text:span text:style-name="T14">degree</text:span><text:span text:style-name="T20"> </text:span><text:span text:style-name="T14">program</text:span><text:span text:style-name="T20"> </text:span><text:span text:style-name="T14">the</text:span><text:span text:style-name="T24"> </text:span><text:span text:style-name="T14">graduate</text:span><text:span text:style-name="T20"> </text:span><text:span text:style-name="T14">student</text:span><text:span text:style-name="T24"> </text:span><text:span text:style-name="T14">is</text:span><text:span text:style-name="T20"> </text:span><text:span text:style-name="T14">enrolled</text:span><text:span text:style-name="T20"> </text:span><text:span text:style-name="T27">in.</text:span><text:span text:style-name="T35"/></text:p>
        </text:list-item>
        <text:list-item>
          <text:p text:style-name="P3"><text:span text:style-name="T14">Primary</text:span><text:span text:style-name="T15"> </text:span><text:span text:style-name="T14">Key:</text:span><text:span text:style-name="T17"> </text:span><text:span text:style-name="T14">Inherits</text:span><text:span text:style-name="T15"> </text:span><text:span text:style-name="T14">UserID</text:span><text:span text:style-name="T17"> </text:span><text:span text:style-name="T14">from</text:span><text:span text:style-name="T15"> </text:span><text:span text:style-name="T14">superclass</text:span><text:span text:style-name="T17"> </text:span><text:span text:style-name="T19">User</text:span><text:span text:style-name="T35"/></text:p>
        </text:list-item>
      </text:list>
      <text:p text:style-name="P9"/>
      <text:h text:style-name="P2" text:outline-level="2"><text:span text:style-name="T6">Post:</text:span></text:h>
      <text:p text:style-name="P11"><text:span text:style-name="T7">Description:</text:span><text:span text:style-name="T53"> </text:span>User-generated<text:span text:style-name="T8"> </text:span>posts<text:span text:style-name="T45"> </text:span>within<text:span text:style-name="T8"> </text:span>the<text:span text:style-name="T45"> </text:span>university's<text:span text:style-name="T8"> </text:span>club<text:span text:style-name="T45"> </text:span><text:span text:style-name="T6">application.</text:span></text:p>
      <text:h text:style-name="P1" text:outline-level="2"><text:span text:style-name="T6">Attributes:</text:span></text:h>
      <text:list xml:id="list234234790037361" text:continue-numbering="true" text:style-name="WWNum1">
        <text:list-item>
          <text:p text:style-name="P3"><text:span text:style-name="T14">PostID:</text:span><text:span text:style-name="T15"> </text:span><text:span text:style-name="T14">Integer,</text:span><text:span text:style-name="T15"> </text:span><text:span text:style-name="T14">an</text:span><text:span text:style-name="T15"> </text:span><text:span text:style-name="T14">identifying</text:span><text:span text:style-name="T15"> </text:span><text:span text:style-name="T14">number</text:span><text:span text:style-name="T15"> </text:span><text:span text:style-name="T14">for</text:span><text:span text:style-name="T15"> </text:span><text:span text:style-name="T14">the</text:span><text:span text:style-name="T17"> </text:span><text:span text:style-name="T19">post</text:span><text:span text:style-name="T35"/></text:p>
        </text:list-item>
        <text:list-item>
          <text:p text:style-name="P3"><text:span text:style-name="T14">Content:</text:span><text:span text:style-name="T22"> </text:span><text:span text:style-name="T14">Text,</text:span><text:span text:style-name="T15"> </text:span><text:span text:style-name="T14">the</text:span><text:span text:style-name="T15"> </text:span><text:span text:style-name="T14">content</text:span><text:span text:style-name="T15"> </text:span><text:span text:style-name="T14">of</text:span><text:span text:style-name="T15"> </text:span><text:span text:style-name="T14">the</text:span><text:span text:style-name="T15"> </text:span><text:span text:style-name="T19">post</text:span><text:span text:style-name="T35"/></text:p>
        </text:list-item>
        <text:list-item>
          <text:p text:style-name="P3"><text:span text:style-name="T14">PostedBy:</text:span><text:span text:style-name="T17"> </text:span><text:span text:style-name="T14">Integer,</text:span><text:span text:style-name="T27"> </text:span><text:span text:style-name="T14">the</text:span><text:span text:style-name="T27"> </text:span><text:span text:style-name="T14">ID</text:span><text:span text:style-name="T27"> </text:span><text:span text:style-name="T14">of</text:span><text:span text:style-name="T27"> </text:span><text:span text:style-name="T14">the</text:span><text:span text:style-name="T27"> </text:span><text:span text:style-name="T14">user</text:span><text:span text:style-name="T27"> </text:span><text:span text:style-name="T14">who</text:span><text:span text:style-name="T27"> </text:span><text:span text:style-name="T14">posted</text:span><text:span text:style-name="T27"> </text:span><text:span text:style-name="T14">the</text:span><text:span text:style-name="T27"> </text:span><text:span text:style-name="T19">post</text:span><text:span text:style-name="T35"/></text:p>
        </text:list-item>
        <text:list-item>
          <text:p text:style-name="P3"><text:span text:style-name="T14">PostedDate:</text:span><text:span text:style-name="T15"> </text:span><text:span text:style-name="T14">Date,</text:span><text:span text:style-name="T27"> </text:span><text:span text:style-name="T14">the</text:span><text:span text:style-name="T19"> </text:span><text:span text:style-name="T14">date</text:span><text:span text:style-name="T27"> </text:span><text:span text:style-name="T14">when</text:span><text:span text:style-name="T27"> </text:span><text:span text:style-name="T14">the</text:span><text:span text:style-name="T19"> </text:span><text:span text:style-name="T14">post</text:span><text:span text:style-name="T27"> </text:span><text:span text:style-name="T14">was</text:span><text:span text:style-name="T19"> </text:span><text:span text:style-name="T26">created</text:span><text:span text:style-name="T35"/></text:p>
        </text:list-item>
        <text:list-item>
          <text:p text:style-name="P3"><text:span text:style-name="T14">Primary</text:span><text:span text:style-name="T17"> </text:span><text:span text:style-name="T14">Key:</text:span><text:span text:style-name="T27"> </text:span><text:span text:style-name="T26">PostID</text:span><text:span text:style-name="T35"/></text:p>
        </text:list-item>
      </text:list>
      <text:p text:style-name="P8"/>
      <text:h text:style-name="Heading_20_1" text:outline-level="2"><text:span text:style-name="T6">Seminar:</text:span></text:h>
      <text:p text:style-name="P12"><text:span text:style-name="T7">Description:</text:span><text:span text:style-name="T9"> </text:span>A<text:span text:style-name="T12"> </text:span>type<text:span text:style-name="T10"> </text:span>of<text:span text:style-name="T12"> </text:span>event<text:span text:style-name="T10"> </text:span>representing<text:span text:style-name="T12"> </text:span>seminars<text:span text:style-name="T10"> </text:span>organized<text:span text:style-name="T12"> </text:span>by<text:span text:style-name="T10"> </text:span><text:span text:style-name="T6">clubs.</text:span></text:p>
      <text:h text:style-name="P1" text:outline-level="2"><text:span text:style-name="T6">Attributes:</text:span></text:h>
      <text:list xml:id="list234233246733473" text:continue-numbering="true" text:style-name="WWNum1">
        <text:list-item>
          <text:p text:style-name="P3"><text:span text:style-name="T14">Topic:</text:span><text:span text:style-name="T33"> </text:span><text:span text:style-name="T14">Varchar(100),</text:span><text:span text:style-name="T23"> </text:span><text:span text:style-name="T14">the</text:span><text:span text:style-name="T23"> </text:span><text:span text:style-name="T14">topic</text:span><text:span text:style-name="T23"> </text:span><text:span text:style-name="T14">of</text:span><text:span text:style-name="T23"> </text:span><text:span text:style-name="T14">the</text:span><text:span text:style-name="T30"> </text:span><text:span text:style-name="T26">seminar</text:span><text:span text:style-name="T35"/></text:p>
        </text:list-item>
        <text:list-item>
          <text:p text:style-name="P3"><text:span text:style-name="T14">Speaker:</text:span><text:span text:style-name="T23"> </text:span><text:span text:style-name="T14">Varchar(100),</text:span><text:span text:style-name="T20"> </text:span><text:span text:style-name="T14">the</text:span><text:span text:style-name="T24"> </text:span><text:span text:style-name="T14">name</text:span><text:span text:style-name="T20"> </text:span><text:span text:style-name="T14">of</text:span><text:span text:style-name="T24"> </text:span><text:span text:style-name="T14">the</text:span><text:span text:style-name="T20"> </text:span><text:span text:style-name="T26">speaker/presenter</text:span><text:span text:style-name="T35"/></text:p>
        </text:list-item>
        <text:list-item>
          <text:p text:style-name="P3"><text:span text:style-name="T14">Primary</text:span><text:span text:style-name="T20"> </text:span><text:span text:style-name="T14">Key:</text:span><text:span text:style-name="T15"> </text:span><text:span text:style-name="T14">Inherits</text:span><text:span text:style-name="T17"> </text:span><text:span text:style-name="T14">EventID</text:span><text:span text:style-name="T15"> </text:span><text:span text:style-name="T14">from</text:span><text:span text:style-name="T15"> </text:span><text:span text:style-name="T14">superclass</text:span><text:span text:style-name="T17"> </text:span><text:span text:style-name="T26">Event</text:span><text:span text:style-name="T35"/></text:p>
        </text:list-item>
      </text:list>
      <text:p text:style-name="P8"/>
      <text:h text:style-name="Heading_20_1" text:outline-level="2"><text:span text:style-name="T6">Social:</text:span></text:h>
      <text:p text:style-name="P11"><text:span text:style-name="T7">Description:</text:span><text:span text:style-name="T13"> </text:span>A<text:span text:style-name="T12"> </text:span>type<text:span text:style-name="T12"> </text:span>of<text:span text:style-name="T10"> </text:span>event<text:span text:style-name="T12"> </text:span>representing<text:span text:style-name="T12"> </text:span>social<text:span text:style-name="T10"> </text:span>gatherings<text:span text:style-name="T12"> </text:span>organized<text:span text:style-name="T12"> </text:span>by<text:span text:style-name="T10"> </text:span><text:span text:style-name="T6">clubs.</text:span></text:p>
      <text:h text:style-name="P1" text:outline-level="2"><text:span text:style-name="T6">Attributes:</text:span></text:h>
      <text:list xml:id="list234233931853952" text:continue-numbering="true" text:style-name="WWNum1">
        <text:list-item>
          <text:p text:style-name="P3"><text:span text:style-name="T14">Activity:</text:span><text:span text:style-name="T23"> </text:span><text:span text:style-name="T14">Varchar(100),</text:span><text:span text:style-name="T20"> </text:span><text:span text:style-name="T14">the</text:span><text:span text:style-name="T24"> </text:span><text:span text:style-name="T14">activity</text:span><text:span text:style-name="T20"> </text:span><text:span text:style-name="T14">planned</text:span><text:span text:style-name="T24"> </text:span><text:span text:style-name="T14">for</text:span><text:span text:style-name="T20"> </text:span><text:span text:style-name="T14">the</text:span><text:span text:style-name="T24"> </text:span><text:span text:style-name="T14">social</text:span><text:span text:style-name="T20"> </text:span><text:span text:style-name="T26">event</text:span><text:span text:style-name="T35"/></text:p>
        </text:list-item>
        <text:list-item>
          <text:p text:style-name="P3"><text:span text:style-name="T14">Primary</text:span><text:span text:style-name="T20"> </text:span><text:span text:style-name="T14">Key:</text:span><text:span text:style-name="T15"> </text:span><text:span text:style-name="T14">Inherits</text:span><text:span text:style-name="T17"> </text:span><text:span text:style-name="T14">EventID</text:span><text:span text:style-name="T15"> </text:span><text:span text:style-name="T14">from</text:span><text:span text:style-name="T15"> </text:span><text:span text:style-name="T14">superclass</text:span><text:span text:style-name="T17"> </text:span><text:span text:style-name="T26">Event</text:span><text:span text:style-name="T35"/></text:p>
        </text:list-item>
      </text:list>
      <text:p text:style-name="P8"/>
      <text:h text:style-name="Heading_20_1" text:outline-level="2"><text:span text:style-name="T6">Staff:</text:span></text:h>
      <text:p text:style-name="P7"><text:span text:style-name="T28">Description:</text:span><text:span text:style-name="T16"> </text:span><text:span text:style-name="T14">Staff</text:span><text:span text:style-name="T15"> </text:span><text:span text:style-name="T14">members</text:span><text:span text:style-name="T17"> </text:span><text:span text:style-name="T14">of</text:span><text:span text:style-name="T15"> </text:span><text:span text:style-name="T14">the</text:span><text:span text:style-name="T17"> </text:span><text:span text:style-name="T26">university.</text:span><text:span text:style-name="T14"/></text:p>
      <text:h text:style-name="P1" text:outline-level="2"><text:span text:style-name="T6">Attributes:</text:span></text:h>
      <text:list xml:id="list234234718451265" text:continue-numbering="true" text:style-name="WWNum1">
        <text:list-item>
          <text:p text:style-name="P3"><text:span text:style-name="T14">Position:</text:span><text:span text:style-name="T30"> </text:span><text:span text:style-name="T14">Varchar(50),</text:span><text:span text:style-name="T30"> </text:span><text:span text:style-name="T14">the</text:span><text:span text:style-name="T30"> </text:span><text:span text:style-name="T14">position/title</text:span><text:span text:style-name="T30"> </text:span><text:span text:style-name="T14">of</text:span><text:span text:style-name="T30"> </text:span><text:span text:style-name="T14">the</text:span><text:span text:style-name="T30"> </text:span><text:span text:style-name="T14">staff</text:span><text:span text:style-name="T24"> </text:span><text:span text:style-name="T26">member</text:span><text:span text:style-name="T35"/></text:p>
        </text:list-item>
        <text:list-item>
          <text:p text:style-name="P3"><text:span text:style-name="T14">Primary</text:span><text:span text:style-name="T22"> </text:span><text:span text:style-name="T14">Key:Inherits</text:span><text:span text:style-name="T22"> </text:span><text:span text:style-name="T14">UserID</text:span><text:span text:style-name="T22"> </text:span><text:span text:style-name="T14">from</text:span><text:span text:style-name="T22"> </text:span><text:span text:style-name="T14">superclass</text:span><text:span text:style-name="T15"> </text:span><text:span text:style-name="T19">User</text:span><text:span text:style-name="T35"/></text:p>
        </text:list-item>
      </text:list>
      <text:p text:style-name="P8"/>
      <text:h text:style-name="Heading_20_1" text:outline-level="2"><text:span text:style-name="T6">Student:</text:span></text:h>
      <text:p text:style-name="P7"><text:span text:style-name="T28">Description:</text:span><text:span text:style-name="T21"> </text:span><text:span text:style-name="T14">Students</text:span><text:span text:style-name="T15"> </text:span><text:span text:style-name="T14">enrolled</text:span><text:span text:style-name="T17"> </text:span><text:span text:style-name="T14">in</text:span><text:span text:style-name="T15"> </text:span><text:span text:style-name="T14">the</text:span><text:span text:style-name="T17"> </text:span><text:span text:style-name="T26">university.</text:span><text:span text:style-name="T14"/></text:p>
      <text:h text:style-name="P1" text:outline-level="2"><text:span text:style-name="T6">Attributes:</text:span></text:h>
      <text:list xml:id="list234233322292949" text:continue-numbering="true" text:style-name="WWNum1">
        <text:list-item>
          <text:p text:style-name="P3"><text:span text:style-name="T14">Major:</text:span><text:span text:style-name="T23"> </text:span><text:span text:style-name="T14">Varchar(50),</text:span><text:span text:style-name="T20"> </text:span><text:span text:style-name="T14">the</text:span><text:span text:style-name="T20"> </text:span><text:span text:style-name="T14">major</text:span><text:span text:style-name="T20"> </text:span><text:span text:style-name="T14">of</text:span><text:span text:style-name="T20"> </text:span><text:span text:style-name="T14">the</text:span><text:span text:style-name="T20"> </text:span><text:span text:style-name="T26">student</text:span><text:span text:style-name="T35"/></text:p>
        </text:list-item>
        <text:list-item>
          <text:p text:style-name="P3"><text:span text:style-name="T14">GraduationDate:</text:span><text:span text:style-name="T20"> </text:span><text:span text:style-name="T14">Date,</text:span><text:span text:style-name="T17"> </text:span><text:span text:style-name="T14">the</text:span><text:span text:style-name="T17"> </text:span><text:span text:style-name="T14">expected</text:span><text:span text:style-name="T17"> </text:span><text:span text:style-name="T14">graduation</text:span><text:span text:style-name="T15"> </text:span><text:span text:style-name="T14">date</text:span><text:span text:style-name="T17"> </text:span><text:span text:style-name="T14">of</text:span><text:span text:style-name="T17"> </text:span><text:span text:style-name="T14">the</text:span><text:span text:style-name="T17"> </text:span><text:span text:style-name="T26">student</text:span><text:span text:style-name="T35"/></text:p>
        </text:list-item>
        <text:list-item>
          <text:p text:style-name="P3"><text:span text:style-name="T14">Primary</text:span><text:span text:style-name="T15"> </text:span><text:span text:style-name="T14">Key:</text:span><text:span text:style-name="T17"> </text:span><text:span text:style-name="T14">Inherits</text:span><text:span text:style-name="T15"> </text:span><text:span text:style-name="T14">UserID</text:span><text:span text:style-name="T17"> </text:span><text:span text:style-name="T14">from</text:span><text:span text:style-name="T15"> </text:span><text:span text:style-name="T14">superclass</text:span><text:span text:style-name="T17"> </text:span><text:span text:style-name="T19">User</text:span><text:span text:style-name="T35"/></text:p>
        </text:list-item>
      </text:list>
      <text:p text:style-name="P8"/>
      <text:h text:style-name="Heading_20_1" text:outline-level="2"><text:span text:style-name="T6">Undergraduate:</text:span></text:h>
      <text:p text:style-name="P11"><text:span text:style-name="T7">Description</text:span>:<text:span text:style-name="T49"> </text:span>Undergraduate<text:span text:style-name="T8"> </text:span>students<text:span text:style-name="T8"> </text:span>within<text:span text:style-name="T8"> </text:span>the<text:span text:style-name="T8"> </text:span><text:span text:style-name="T6">university.</text:span></text:p>
      <text:h text:style-name="P1" text:outline-level="2"><text:span text:style-name="T6">Attributes:</text:span></text:h>
      <text:list xml:id="list234235120466790" text:continue-numbering="true" text:style-name="WWNum1">
        <text:list-item>
          <text:p text:style-name="P3"><text:span text:style-name="T14">YearLevel:</text:span><text:span text:style-name="T23"> </text:span><text:span text:style-name="T14">Integer,</text:span><text:span text:style-name="T24"> </text:span><text:span text:style-name="T14">the</text:span><text:span text:style-name="T24"> </text:span><text:span text:style-name="T14">current</text:span><text:span text:style-name="T24"> </text:span><text:span text:style-name="T14">year</text:span><text:span text:style-name="T24"> </text:span><text:span text:style-name="T14">level</text:span><text:span text:style-name="T24"> </text:span><text:span text:style-name="T14">of</text:span><text:span text:style-name="T24"> </text:span><text:span text:style-name="T14">the</text:span><text:span text:style-name="T24"> </text:span><text:span text:style-name="T14">undergraduate</text:span><text:span text:style-name="T20"> </text:span><text:span text:style-name="T26">student</text:span><text:span text:style-name="T35"/></text:p>
        </text:list-item>
        <text:list-item>
          <text:p text:style-name="P3"><text:span text:style-name="T14">Primary</text:span><text:span text:style-name="T15"> </text:span><text:span text:style-name="T14">Key:</text:span><text:span text:style-name="T17"> </text:span><text:span text:style-name="T14">Inherits</text:span><text:span text:style-name="T15"> </text:span><text:span text:style-name="T14">UserID</text:span><text:span text:style-name="T17"> </text:span><text:span text:style-name="T14">from</text:span><text:span text:style-name="T15"> </text:span><text:span text:style-name="T14">superclass</text:span><text:span text:style-name="T17"> </text:span><text:span text:style-name="T19">User</text:span><text:span text:style-name="T35"/></text:p>
        </text:list-item>
      </text:list>
      <text:p text:style-name="P8"/>
      <text:h text:style-name="Heading_20_1" text:outline-level="2"><text:span text:style-name="T6">User:</text:span></text:h>
      <text:p text:style-name="P11"><text:span text:style-name="T7">Description:</text:span><text:span text:style-name="T11"> </text:span>Users<text:span text:style-name="T10"> </text:span>of<text:span text:style-name="T10"> </text:span>the<text:span text:style-name="T47"> </text:span>club<text:span text:style-name="T10"> </text:span>application<text:span text:style-name="T10"> </text:span>within<text:span text:style-name="T10"> </text:span>the<text:span text:style-name="T47"> </text:span><text:span text:style-name="T6">university.</text:span></text:p>
      <text:h text:style-name="P1" text:outline-level="2"><text:span text:style-name="T6">Attributes:</text:span></text:h>
      <text:list xml:id="list234235188486623" text:continue-numbering="true" text:style-name="WWNum1">
        <text:list-item>
          <text:p text:style-name="P3"><text:span text:style-name="T14">UserID:</text:span><text:span text:style-name="T15"> </text:span><text:span text:style-name="T14">Integer,</text:span><text:span text:style-name="T15"> </text:span><text:span text:style-name="T14">a</text:span><text:span text:style-name="T17"> </text:span><text:span text:style-name="T14">unique</text:span><text:span text:style-name="T15"> </text:span><text:span text:style-name="T14">identifier</text:span><text:span text:style-name="T17"> </text:span><text:span text:style-name="T14">for</text:span><text:span text:style-name="T15"> </text:span><text:span text:style-name="T14">the</text:span><text:span text:style-name="T17"> </text:span><text:span text:style-name="T19">user</text:span><text:span text:style-name="T35"/></text:p>
        </text:list-item>
        <text:list-item>
          <text:p text:style-name="P3"><text:span text:style-name="T14">Name:</text:span><text:span text:style-name="T20"> </text:span><text:span text:style-name="T14">Varchar(100),</text:span><text:span text:style-name="T22"> </text:span><text:span text:style-name="T14">the</text:span><text:span text:style-name="T20"> </text:span><text:span text:style-name="T14">first</text:span><text:span text:style-name="T22"> </text:span><text:span text:style-name="T14">name</text:span><text:span text:style-name="T20"> </text:span><text:span text:style-name="T14">of</text:span><text:span text:style-name="T22"> </text:span><text:span text:style-name="T14">the</text:span><text:span text:style-name="T22"> </text:span><text:span text:style-name="T19">user</text:span><text:span text:style-name="T35"/></text:p>
        </text:list-item>
        <text:list-item>
          <text:p text:style-name="P3"><text:span text:style-name="T14">UserName:</text:span><text:span text:style-name="T30"> </text:span><text:span text:style-name="T14">Varchar(80),</text:span><text:span text:style-name="T24"> </text:span><text:span text:style-name="T14">the</text:span><text:span text:style-name="T24"> </text:span><text:span text:style-name="T14">username</text:span><text:span text:style-name="T24"> </text:span><text:span text:style-name="T14">of</text:span><text:span text:style-name="T24"> </text:span><text:span text:style-name="T14">the</text:span><text:span text:style-name="T24"> </text:span><text:span text:style-name="T19">user</text:span><text:span text:style-name="T35"/></text:p>
        </text:list-item>
        <text:list-item>
          <text:p text:style-name="P3"><text:span text:style-name="T14">Password:</text:span><text:span text:style-name="T30"> </text:span><text:span text:style-name="T14">Varchar(50),</text:span><text:span text:style-name="T24"> </text:span><text:span text:style-name="T14">the</text:span><text:span text:style-name="T24"> </text:span><text:span text:style-name="T14">password</text:span><text:span text:style-name="T24"> </text:span><text:span text:style-name="T14">of</text:span><text:span text:style-name="T24"> </text:span><text:span text:style-name="T14">the</text:span><text:span text:style-name="T24"> </text:span><text:span text:style-name="T19">user</text:span><text:span text:style-name="T35"/></text:p>
        </text:list-item>
        <text:list-item>
          <text:p text:style-name="P3"><text:span text:style-name="T14">Email:</text:span><text:span text:style-name="T30"> </text:span><text:span text:style-name="T14">Varchar(100),</text:span><text:span text:style-name="T20"> </text:span><text:span text:style-name="T14">the</text:span><text:span text:style-name="T20"> </text:span><text:span text:style-name="T14">email</text:span><text:span text:style-name="T20"> </text:span><text:span text:style-name="T14">address</text:span><text:span text:style-name="T20"> </text:span><text:span text:style-name="T14">of</text:span><text:span text:style-name="T20"> </text:span><text:span text:style-name="T14">the</text:span><text:span text:style-name="T20"> </text:span><text:span text:style-name="T19">user</text:span><text:span text:style-name="T35"/></text:p>
        </text:list-item>
        <text:list-item>
          <text:p text:style-name="P3"><text:span text:style-name="T14">Primary</text:span><text:span text:style-name="T17"> </text:span><text:span text:style-name="T14">Key:</text:span><text:span text:style-name="T27"> </text:span><text:span text:style-name="T26">UserID</text:span><text:span text:style-name="T35"/></text:p>
        </text:list-item>
      </text:list>
      <text:p text:style-name="P8"/>
      <text:h text:style-name="Heading_20_1" text:outline-level="2"><text:span text:style-name="T6">Workshop:</text:span></text:h>
      <text:p text:style-name="P11"><text:span text:style-name="T7">Description:</text:span><text:span text:style-name="T13"> </text:span>A<text:span text:style-name="T12"> </text:span>type<text:span text:style-name="T10"> </text:span>of<text:span text:style-name="T12"> </text:span>event<text:span text:style-name="T12"> </text:span>representing<text:span text:style-name="T10"> </text:span>workshops<text:span text:style-name="T12"> </text:span>organized<text:span text:style-name="T12"> </text:span>by<text:span text:style-name="T10"> </text:span><text:span text:style-name="T6">clubs.</text:span></text:p>
      <text:h text:style-name="P1" text:outline-level="2"><text:span text:style-name="T6">Attributes:</text:span></text:h>
      <text:list xml:id="list234234273902957" text:continue-numbering="true" text:style-name="WWNum1">
        <text:list-item>
          <text:p text:style-name="P5"><text:span text:style-name="T14">Topic:</text:span><text:span text:style-name="T33"> </text:span><text:span text:style-name="T14">Varchar(100),</text:span><text:span text:style-name="T23"> </text:span><text:span text:style-name="T14">the</text:span><text:span text:style-name="T23"> </text:span><text:span text:style-name="T14">topic</text:span><text:span text:style-name="T23"> </text:span><text:span text:style-name="T14">of</text:span><text:span text:style-name="T23"> </text:span><text:span text:style-name="T14">the</text:span><text:span text:style-name="T30"> </text:span><text:span text:style-name="T26">workshop</text:span><text:span text:style-name="T35"/></text:p>
        </text:list-item>
        <text:list-item>
          <text:p text:style-name="P3"><text:span text:style-name="T14">Presenter:</text:span><text:span text:style-name="T24"> </text:span><text:span text:style-name="T14">Varchar(100),</text:span><text:span text:style-name="T24"> </text:span><text:span text:style-name="T14">the</text:span><text:span text:style-name="T24"> </text:span><text:span text:style-name="T14">name</text:span><text:span text:style-name="T24"> </text:span><text:span text:style-name="T14">of</text:span><text:span text:style-name="T24"> </text:span><text:span text:style-name="T14">the</text:span><text:span text:style-name="T20"> </text:span><text:span text:style-name="T26">presenter/organizer</text:span><text:span text:style-name="T35"/></text:p>
        </text:list-item>
        <text:list-item>
          <text:p text:style-name="P3"><text:span text:style-name="T14">Primary</text:span><text:span text:style-name="T20"> </text:span><text:span text:style-name="T14">Key:</text:span><text:span text:style-name="T15"> </text:span><text:span text:style-name="T14">Inherits</text:span><text:span text:style-name="T17"> </text:span><text:span text:style-name="T14">EventID</text:span><text:span text:style-name="T15"> </text:span><text:span text:style-name="T14">from</text:span><text:span text:style-name="T15"> </text:span><text:span text:style-name="T14">superclass</text:span><text:span text:style-name="T17"> </text:span><text:span text:style-name="T26">Event</text:span><text:span text:style-name="T35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5689in" fo:margin-right="0in" fo:margin-top="0.0264in" fo:margin-bottom="0in" style:contextual-spacing="false" fo:text-indent="-0.2492in" style:auto-text-indent="false"/>
      <style:text-properties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.0693in" fo:margin-right="0in" fo:margin-top="0.0417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5689in" fo:margin-right="0in" fo:margin-top="0.0264in" fo:margin-bottom="0in" style:contextual-spacing="false" fo:text-indent="-0.2492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etter-spacing="normal" fo:language="en" fo:country="US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693in"/>
        </style:list-level-properties>
        <style:text-properties fo:font-family="Aria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307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311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8917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47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0528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335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213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83in" fo:margin-bottom="0.1945in" fo:margin-left="0.9307in" fo:margin-right="1.19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583in" fo:margin-bottom="0.1945in" fo:margin-left="0.9307in" fo:margin-right="1.19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445in" fo:margin-bottom="0.1945in" fo:margin-left="0.9307in" fo:margin-right="1.1945in" style:writing-mode="lr-tb" style:layout-grid-color="#c0c0c0" style:layout-grid-lines="250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Converted1" style:page-layout-name="Mpm3" draw:style-name="Mdp1"/>
    <style:master-page style:name="Converted2" style:page-layout-name="Mpm3" draw:style-name="Mdp1"/>
    <style:master-page style:name="Converted3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04:31:39</meta:creation-date>
    <dc:date>2024-04-19T23:42:32.542727716</dc:date>
    <meta:editing-duration>PT23M7S</meta:editing-duration>
    <meta:generator>LibreOffice/7.5.1.2$Linux_X86_64 LibreOffice_project/fcbaee479e84c6cd81291587d2ee68cba099e129</meta:generator>
    <meta:editing-cycles>1</meta:editing-cycles>
    <meta:document-statistic meta:table-count="0" meta:image-count="0" meta:object-count="0" meta:page-count="5" meta:paragraph-count="117" meta:word-count="734" meta:character-count="4852" meta:non-whitespace-character-count="4297"/>
    <meta:user-defined meta:name="AppVersion">12.0000</meta:user-defined>
    <meta:user-defined meta:name="Created" meta:value-type="date">2024-03-09T00:00:00</meta:user-defined>
    <meta:user-defined meta:name="LastSaved" meta:value-type="date">2024-03-09T00:00:00</meta:user-defined>
    <meta:user-defined meta:name="Producer">iOS Version 17.3.1 (Build 21D61) Quartz PDFContext</meta:user-defined>
    <meta:template xlink:type="simple" xlink:actuate="onRequest" xlink:title="Normal" xlink:href=""/>
  </office:meta>
</office:document-meta>
</file>